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rriweather" svg:font-family="Merriweather, Georgia,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margin-left="0cm" fo:margin-right="0cm" fo:line-height="125%" fo:orphans="2" fo:widows="2" fo:text-indent="0cm" style:auto-text-indent="false"/>
      <style:text-properties fo:font-variant="normal" fo:text-transform="none" fo:color="#1a1a1a" style:font-name="Merriweather" fo:letter-spacing="normal" fo:font-style="normal" fo:font-weight="bold"/>
    </style:style>
    <style:style style:name="P2" style:family="paragraph" style:parent-style-name="Text_20_body">
      <style:paragraph-properties fo:margin-left="0cm" fo:margin-right="0cm" fo:margin-top="0cm" fo:margin-bottom="0cm" loext:contextual-spacing="false" fo:orphans="2" fo:widows="2" fo:text-indent="0cm" style:auto-text-indent="false"/>
    </style:style>
    <style:style style:name="P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a1a1a" fo:letter-spacing="normal"/>
    </style:style>
    <style:style style:name="P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a1a1a" style:font-name="Merriweather" fo:font-size="12pt" fo:letter-spacing="normal" fo:font-style="normal" fo:font-weight="normal"/>
    </style:style>
    <style:style style:name="P5"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6"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1a1a1a" style:font-name="Merriweather" fo:font-size="12pt" fo:letter-spacing="normal" fo:font-style="normal" fo:font-weight="normal"/>
    </style:style>
    <style:style style:name="P7"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1a1a1a" style:font-name="Merriweather" fo:font-size="12pt" fo:letter-spacing="normal" fo:font-style="normal" fo:font-weight="normal"/>
    </style:style>
    <style:style style:name="P8"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1a1a1a" style:font-name="Merriweather" fo:font-size="12pt" fo:letter-spacing="normal" fo:font-style="normal" fo:font-weight="normal"/>
    </style:style>
    <style:style style:name="P9"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fo:color="#1a1a1a" style:font-name="Merriweather" fo:font-size="12pt" fo:letter-spacing="normal" fo:font-style="normal" fo:font-weight="normal"/>
    </style:style>
    <style:style style:name="P10" style:family="paragraph" style:parent-style-name="Text_20_body" style:list-style-name="L1">
      <style:paragraph-properties fo:margin-top="0cm" fo:margin-bottom="0cm" loext:contextual-spacing="false" fo:orphans="2" fo:widows="2" fo:padding="0cm" fo:border="none"/>
      <style:text-properties fo:font-variant="normal" fo:text-transform="none" fo:color="#1a1a1a" style:font-name="Merriweather" fo:font-size="12pt" fo:letter-spacing="normal" fo:font-style="normal" fo:font-weight="normal"/>
    </style:style>
    <style:style style:name="P11" style:family="paragraph" style:parent-style-name="Text_20_body" style:list-style-name="L2">
      <style:paragraph-properties fo:margin-top="0cm" fo:margin-bottom="0cm" loext:contextual-spacing="false" fo:orphans="2" fo:widows="2" fo:padding="0cm" fo:border="none"/>
      <style:text-properties fo:font-variant="normal" fo:text-transform="none" fo:color="#1a1a1a" style:font-name="Merriweather" fo:font-size="12pt" fo:letter-spacing="normal" fo:font-style="normal" fo:font-weight="normal"/>
    </style:style>
    <style:style style:name="P12" style:family="paragraph" style:parent-style-name="Text_20_body" style:list-style-name="L3">
      <style:paragraph-properties fo:margin-top="0cm" fo:margin-bottom="0cm" loext:contextual-spacing="false" fo:orphans="2" fo:widows="2" fo:padding="0cm" fo:border="none"/>
      <style:text-properties fo:font-variant="normal" fo:text-transform="none" fo:color="#1a1a1a" style:font-name="Merriweather" fo:font-size="12pt" fo:letter-spacing="normal" fo:font-style="normal" fo:font-weight="normal"/>
    </style:style>
    <style:style style:name="P13" style:family="paragraph" style:parent-style-name="Text_20_body" style:list-style-name="L4">
      <style:paragraph-properties fo:margin-top="0cm" fo:margin-bottom="0cm" loext:contextual-spacing="false" fo:orphans="2" fo:widows="2" fo:padding="0cm" fo:border="none"/>
      <style:text-properties fo:font-variant="normal" fo:text-transform="none" fo:color="#1a1a1a" style:font-name="Merriweather" fo:font-size="12pt" fo:letter-spacing="normal" fo:font-style="normal" fo:font-weight="normal"/>
    </style:style>
    <style:style style:name="P14" style:family="paragraph" style:parent-style-name="Text_20_body" style:list-style-name="L5">
      <style:paragraph-properties fo:margin-top="0cm" fo:margin-bottom="0cm" loext:contextual-spacing="false" fo:orphans="2" fo:widows="2" fo:padding="0cm" fo:border="none"/>
      <style:text-properties fo:font-variant="normal" fo:text-transform="none" fo:color="#1a1a1a" style:font-name="Merriweather" fo:font-size="12pt" fo:letter-spacing="normal" fo:font-style="normal" fo:font-weight="normal"/>
    </style:style>
    <style:style style:name="P15" style:family="paragraph" style:parent-style-name="Text_20_body" style:list-style-name="L1">
      <style:paragraph-properties fo:margin-top="0cm" fo:margin-bottom="0cm" loext:contextual-spacing="false" fo:orphans="2" fo:widows="2" fo:padding="0cm" fo:border="none"/>
    </style:style>
    <style:style style:name="P16" style:family="paragraph" style:parent-style-name="Heading_20_3">
      <style:paragraph-properties fo:margin-left="0cm" fo:margin-right="0cm" fo:line-height="121%" fo:orphans="2" fo:widows="2" fo:text-indent="0cm" style:auto-text-indent="false"/>
      <style:text-properties fo:font-variant="normal" fo:text-transform="none" fo:color="#1a1a1a" style:font-name="Merriweather" fo:letter-spacing="normal" fo:font-style="normal" fo:font-weight="bold"/>
    </style:style>
    <style:style style:name="T1" style:family="text">
      <style:text-properties fo:font-variant="normal" fo:text-transform="none" fo:color="#1a1a1a" style:font-name="Merriweather" fo:font-size="12pt" fo:letter-spacing="normal" fo:font-style="normal" fo:font-weight="normal"/>
    </style:style>
    <style:style style:name="T2" style:family="text">
      <style:text-properties fo:font-variant="normal" fo:text-transform="none" fo:color="#1a1a1a" style:font-name="Merriweather" fo:font-size="12pt" fo:letter-spacing="normal" fo:font-style="normal" fo:font-weight="bold"/>
    </style:style>
    <style:style style:name="T3" style:family="text">
      <style:text-properties fo:font-variant="normal" fo:text-transform="none" fo:color="#1a1a1a" style:font-name="Merriweather" fo:font-size="12pt" fo:letter-spacing="normal" fo:font-style="italic" fo:font-weight="normal"/>
    </style:style>
    <style:style style:name="T4" style:family="text">
      <style:text-properties fo:font-variant="normal" fo:text-transform="none" fo:color="#007acc" style:text-line-through-style="none" style:text-line-through-type="none" style:font-name="Merriweather" fo:font-size="12pt" fo:letter-spacing="normal" fo:font-style="normal" style:text-underline-style="none" fo:font-weight="normal" style:text-blinking="false" fo:background-color="transparent" loext:char-shading-value="0"/>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line-break/>Top 25 </text:span><text:span text:style-name="Strong_20_Emphasis"><text:span text:style-name="T2">Jenkins Interview Questions</text:span></text:span><text:span text:style-name="T1"> And Answers For Experienced 2018. If you are looking for Jenkins interview questions with answers, then you are at right place. Here </text:span><text:a xlink:type="simple" xlink:href="https://codingcompiler.com/" text:style-name="Internet_20_link" text:visited-style-name="Visited_20_Internet_20_Link"><text:span text:style-name="T4">coding  compiler</text:span></text:a><text:span text:style-name="T1">presenting a list of 25 real-time interview </text:span><text:span text:style-name="Emphasis"><text:span text:style-name="T3">questions on Jenkins</text:span></text:span><text:span text:style-name="T1">. These </text:span><text:a xlink:type="simple" xlink:href="https://jenkins-ci.org/" text:style-name="Internet_20_link" text:visited-style-name="Visited_20_Internet_20_Link"><text:span text:style-name="T4">Jenkins</text:span></text:a><text:span text:style-name="T1"> interview questions for devops will help you to crack your next </text:span><text:span text:style-name="Strong_20_Emphasis"><text:span text:style-name="T2">Jenkins job interview</text:span></text:span><text:span text:style-name="T1">. Happy reading and all the best for your future.</text:span></text:p>
      <text:h text:style-name="P1" text:outline-level="2">Jenkins Interview Questions</text:h>
      <text:list xml:id="list3377197701160439728" text:style-name="L1">
        <text:list-item>
          <text:p text:style-name="P5"><text:span text:style-name="T1">What is </text:span><text:span text:style-name="Strong_20_Emphasis"><text:span text:style-name="T2">Jenkins</text:span></text:span><text:span text:style-name="T1">?</text:span></text:p>
        </text:list-item>
        <text:list-item>
          <text:p text:style-name="P10">Why do we use Jenkins?</text:p>
        </text:list-item>
        <text:list-item>
          <text:p text:style-name="P10">What is Maven and what is Jenkins?</text:p>
        </text:list-item>
        <text:list-item>
          <text:p text:style-name="P15"><text:span text:style-name="T1">What is the difference between </text:span><text:span text:style-name="Strong_20_Emphasis"><text:span text:style-name="T2">Hudson and Jenkins</text:span></text:span><text:span text:style-name="T1">?</text:span></text:p>
        </text:list-item>
        <text:list-item>
          <text:p text:style-name="P15"><text:span text:style-name="T1">What is meant by </text:span><text:span text:style-name="Emphasis"><text:span text:style-name="T3">continuous integration in Jenkins</text:span></text:span><text:span text:style-name="T1">?</text:span></text:p>
        </text:list-item>
        <text:list-item>
          <text:p text:style-name="P15"><text:span text:style-name="T1">Why do we use</text:span><text:span text:style-name="Strong_20_Emphasis"><text:span text:style-name="T1"> </text:span></text:span><text:span text:style-name="Strong_20_Emphasis"><text:span text:style-name="T2">Jenkins with selenium</text:span></text:span><text:span text:style-name="T1">?</text:span></text:p>
        </text:list-item>
        <text:list-item>
          <text:p text:style-name="P15"><text:span text:style-name="T1">What are </text:span><text:span text:style-name="Strong_20_Emphasis"><text:span text:style-name="T2">CI Tools</text:span></text:span><text:span text:style-name="T1">?</text:span></text:p>
        </text:list-item>
        <text:list-item>
          <text:p text:style-name="P15"><text:span text:style-name="T1">What is a </text:span><text:span text:style-name="Emphasis"><text:span text:style-name="T3">CI CD pipeline</text:span></text:span><text:span text:style-name="T1">?</text:span></text:p>
        </text:list-item>
        <text:list-item>
          <text:p text:style-name="P15"><text:span text:style-name="T1">What is </text:span><text:span text:style-name="Emphasis"><text:span text:style-name="T3">build pipeline</text:span></text:span><text:span text:style-name="T1"> in Jenkins?</text:span></text:p>
        </text:list-item>
        <text:list-item>
          <text:p text:style-name="P15"><text:span text:style-name="T1">What is a </text:span><text:span text:style-name="Strong_20_Emphasis"><text:span text:style-name="T2">Jenkins pipeline</text:span></text:span><text:span text:style-name="T1">?</text:span></text:p>
        </text:list-item>
        <text:list-item>
          <text:p text:style-name="P10">What is a DSL Jenkins?</text:p>
        </text:list-item>
        <text:list-item>
          <text:p text:style-name="P15"><text:span text:style-name="T1">What is continuous </text:span><text:span text:style-name="Strong_20_Emphasis"><text:span text:style-name="T2">integration and deployment</text:span></text:span><text:span text:style-name="T1">?</text:span></text:p>
        </text:list-item>
        <text:list-item>
          <text:p text:style-name="P10">What is the tool used for provisioning and configuration?</text:p>
        </text:list-item>
        <text:list-item>
          <text:p text:style-name="P15"><text:span text:style-name="T1">What is the difference between </text:span><text:span text:style-name="Strong_20_Emphasis"><text:span text:style-name="T2">Maven, Ant </text:span></text:span><text:span text:style-name="T1">and</text:span><text:span text:style-name="Strong_20_Emphasis"><text:span text:style-name="T1"> </text:span></text:span><text:span text:style-name="Strong_20_Emphasis"><text:span text:style-name="T2">Jenkins</text:span></text:span><text:span text:style-name="T1">?</text:span></text:p>
        </text:list-item>
        <text:list-item>
          <text:p text:style-name="P10">Which SCM tools Jenkins supports?</text:p>
        </text:list-item>
        <text:list-item>
          <text:p text:style-name="P15"><text:span text:style-name="T1">How schedule a </text:span><text:span text:style-name="Emphasis"><text:span text:style-name="T3">build in Jenkins</text:span></text:span><text:span text:style-name="T1">?</text:span></text:p>
        </text:list-item>
        <text:list-item>
          <text:p text:style-name="P10">Why do we use Pipelines in Jenkins?</text:p>
        </text:list-item>
        <text:list-item>
          <text:p text:style-name="P15"><text:span text:style-name="T1">What is a </text:span><text:span text:style-name="Strong_20_Emphasis"><text:span text:style-name="T2">Jenkinsfile</text:span></text:span><text:span text:style-name="T1">?</text:span></text:p>
        </text:list-item>
        <text:list-item>
          <text:p text:style-name="P10">How do you create Multibranch Pipeline in Jenkins?</text:p>
        </text:list-item>
        <text:list-item>
          <text:p text:style-name="P10">What is blue ocean in Jenkins?</text:p>
        </text:list-item>
        <text:list-item>
          <text:p text:style-name="P15"><text:span text:style-name="T1">What are the important </text:span><text:span text:style-name="Strong_20_Emphasis"><text:span text:style-name="T2">plugins in Jenkins</text:span></text:span><text:span text:style-name="T1">?</text:span></text:p>
        </text:list-item>
        <text:list-item>
          <text:p text:style-name="P15"><text:span text:style-name="T1">What are</text:span><text:span text:style-name="Emphasis"><text:span text:style-name="T1"> </text:span></text:span><text:span text:style-name="Emphasis"><text:span text:style-name="T3">Jobs in Jenkins</text:span></text:span><text:span text:style-name="T1">?</text:span></text:p>
        </text:list-item>
        <text:list-item>
          <text:p text:style-name="P10">How do you create a Job in Jenkins?</text:p>
        </text:list-item>
        <text:list-item>
          <text:p text:style-name="P15"><text:span text:style-name="T1">How do you configuring </text:span><text:span text:style-name="Strong_20_Emphasis"><text:span text:style-name="T2">automatic builds in Jenkins</text:span></text:span><text:span text:style-name="T1">?</text:span></text:p>
        </text:list-item>
        <text:list-item>
          <text:p text:style-name="P15"><text:span text:style-name="T1">How to create a backup and copy files in </text:span><text:span text:style-name="Strong_20_Emphasis"><text:span text:style-name="T2">Jenkins</text:span></text:span><text:span text:style-name="T1">?</text:span></text:p>
        </text:list-item>
      </text:list>
      <text:h text:style-name="P1" text:outline-level="2">Jenkins Interview Questions And Answers</text:h>
      <text:p text:style-name="P2"><text:span text:style-name="Strong_20_Emphasis"><text:span text:style-name="T2">Jenkins Interview Questions # 1) What is Jenkins?</text:span></text:span></text:p>
      <text:p text:style-name="P2"><text:span text:style-name="T1">Answer # Jenkins is an open source automation server. Jenkins ia a continuous integration tool developed in Java. </text:span><text:span text:style-name="Strong_20_Emphasis"><text:span text:style-name="T2">Jenkins</text:span></text:span><text:span text:style-name="T1"> helps to automate the non-human part of software development process, with </text:span><text:span text:style-name="Strong_20_Emphasis"><text:span text:style-name="T2">continuous integration</text:span></text:span><text:span text:style-name="T1"> and facilitating technical aspects of continuous delivery.</text:span></text:p>
      <text:p text:style-name="P3"> </text:p>
      <text:p text:style-name="P2"><text:soft-page-break/><text:span text:style-name="Strong_20_Emphasis"><text:span text:style-name="T2">Jenkins Interview Questions # 2) Why do we use Jenkins?</text:span></text:span></text:p>
      <text:p text:style-name="P2"><text:span text:style-name="T1">Answer # Jenkins is an </text:span><text:span text:style-name="Strong_20_Emphasis"><text:span text:style-name="T2">open-source</text:span></text:span><text:span text:style-name="T1"> continuous integration software tool written in the Java programming language for testing and reporting on isolated changes in a larger code base in real time. The </text:span><text:span text:style-name="Strong_20_Emphasis"><text:span text:style-name="T2">Jenkins software</text:span></text:span><text:span text:style-name="T1"> enables developers to find and solve defects in a code base rapidly and to automate testing of their builds.</text:span></text:p>
      <text:p text:style-name="P3"> </text:p>
      <text:p text:style-name="P2"><text:span text:style-name="Strong_20_Emphasis"><text:span text:style-name="T2">Jenkins Interview Questions # 3) What is Maven and what is Jenkins?</text:span></text:span></text:p>
      <text:p text:style-name="P2"><text:span text:style-name="T1">Answer # </text:span><text:span text:style-name="Strong_20_Emphasis"><text:span text:style-name="T2">Maven is a build tool</text:span></text:span><text:span text:style-name="T1">, in short a successor of ant. It helps in build and version control. However, </text:span><text:span text:style-name="Strong_20_Emphasis"><text:span text:style-name="T2">Jenkins is continuous integration system</text:span></text:span><text:span text:style-name="T1">, where in maven is used for build. Jenkins can be used to automate the deployment process.</text:span></text:p>
      <text:p text:style-name="P3"> </text:p>
      <text:p text:style-name="P2"><text:span text:style-name="Strong_20_Emphasis"><text:span text:style-name="T2">Jenkins Interview Question # 4) What is the difference between Hudson and Jenkins?</text:span></text:span></text:p>
      <text:p text:style-name="P2"><text:span text:style-name="T1">Answer # </text:span><text:span text:style-name="Strong_20_Emphasis"><text:span text:style-name="T2">Jenkins is the new Hudson</text:span></text:span><text:span text:style-name="T1">. It really is more like a rename, not a fork, since the whole development community moved to Jenkins. (Oracle is left sitting in a corner holding their old ball “</text:span><text:span text:style-name="Strong_20_Emphasis"><text:span text:style-name="T2">Hudson</text:span></text:span><text:span text:style-name="T1">“, but it’s just a soul-less project now.). In a nutshell </text:span><text:span text:style-name="Strong_20_Emphasis"><text:span text:style-name="T2">Jenkins CI</text:span></text:span><text:span text:style-name="T1"> is the leading open-source continuous integration server.</text:span></text:p>
      <text:p text:style-name="P3"> </text:p>
      <text:p text:style-name="P2"><text:span text:style-name="Strong_20_Emphasis"><text:span text:style-name="T2">Jenkins Interview Questions # 5) What is meant by continuous integration in Jenkins?</text:span></text:span></text:p>
      <text:p text:style-name="P2"><text:span text:style-name="T1">Answer # </text:span><text:span text:style-name="Strong_20_Emphasis"><text:span text:style-name="T2">Continuous integration</text:span></text:span><text:span text:style-name="T1"> is a process in which all development work is integrated as early as possible. The resulting artifacts are automatically created and tested. This process allows to identify errors as early as possible. </text:span><text:span text:style-name="Strong_20_Emphasis"><text:span text:style-name="T2">Jenkins is a popular open source tool</text:span></text:span><text:span text:style-name="T1"> to perform continuous integration and build automation.</text:span></text:p>
      <text:p text:style-name="P3"> </text:p>
      <text:p text:style-name="P2"><text:span text:style-name="Strong_20_Emphasis"><text:span text:style-name="T2">Jenkins Interview Questions # 6) Why do we use Jenkins with selenium?</text:span></text:span></text:p>
      <text:p text:style-name="P2"><text:span text:style-name="T1">Answer # Running </text:span><text:span text:style-name="Strong_20_Emphasis"><text:span text:style-name="T2">Selenium tests in Jenkins</text:span></text:span><text:span text:style-name="T1"> allows you to run your tests every time your software changes and deploy the software to a new environment when the tests pass. Jenkins can schedule your tests to run at specific time.</text:span></text:p>
      <text:p text:style-name="P3"> </text:p>
      <text:p text:style-name="P2"><text:span text:style-name="Strong_20_Emphasis"><text:span text:style-name="T2">Jenkins Interview Questions # 7) What are CI Tools?</text:span></text:span></text:p>
      <text:p text:style-name="P2"><text:span text:style-name="T1">Answer # Here is the list of the top 8 </text:span><text:span text:style-name="Strong_20_Emphasis"><text:span text:style-name="T2">Continuous Integration tools</text:span></text:span><text:span text:style-name="T1">:</text:span></text:p>
      <text:list xml:id="list1439537035835516975" text:style-name="L2">
        <text:list-item>
          <text:p text:style-name="P6">Jenkins</text:p>
        </text:list-item>
        <text:list-item>
          <text:p text:style-name="P11">TeamCity</text:p>
        </text:list-item>
        <text:list-item>
          <text:p text:style-name="P11">Travis CI</text:p>
        </text:list-item>
        <text:list-item>
          <text:p text:style-name="P11">Go CD</text:p>
        </text:list-item>
        <text:list-item>
          <text:p text:style-name="P11">Bamboo</text:p>
        </text:list-item>
        <text:list-item>
          <text:p text:style-name="P11"><text:soft-page-break/>GitLab CI</text:p>
        </text:list-item>
        <text:list-item>
          <text:p text:style-name="P11">CircleCI</text:p>
        </text:list-item>
        <text:list-item>
          <text:p text:style-name="P11">Codeship</text:p>
        </text:list-item>
      </text:list>
      <text:p text:style-name="P3"> </text:p>
      <text:p text:style-name="P2"><text:span text:style-name="Strong_20_Emphasis"><text:span text:style-name="T2">Jenkins Interview Questions # 8) What is a CI CD pipeline?</text:span></text:span></text:p>
      <text:p text:style-name="P2"><text:span text:style-name="T1">Answer # A </text:span><text:span text:style-name="Strong_20_Emphasis"><text:span text:style-name="T2">continuous integration</text:span></text:span><text:span text:style-name="T1"> and deployment pipeline (</text:span><text:span text:style-name="Strong_20_Emphasis"><text:span text:style-name="T2">CD/CI</text:span></text:span><text:span text:style-name="T1">) is such an important aspect of a software project. It saves a ton of manual, error-prone deployment work. It results in higher quality software for continuous integration, </text:span><text:span text:style-name="Strong_20_Emphasis"><text:span text:style-name="T2">automated tests</text:span></text:span><text:span text:style-name="T1">, and code metrics.</text:span></text:p>
      <text:p text:style-name="P3"> </text:p>
      <text:p text:style-name="P2"><text:span text:style-name="Strong_20_Emphasis"><text:span text:style-name="T2">Jenkins Interview Questions # 9) What is build </text:span></text:span><text:span text:style-name="T1">pipeline</text:span><text:span text:style-name="Strong_20_Emphasis"><text:span text:style-name="T1"> </text:span></text:span><text:span text:style-name="Strong_20_Emphasis"><text:span text:style-name="T2">in Jenkins?</text:span></text:span></text:p>
      <text:p text:style-name="P2"><text:span text:style-name="T1">Answer # Job chaining in </text:span><text:span text:style-name="Strong_20_Emphasis"><text:span text:style-name="T2">Jenkins</text:span></text:span><text:span text:style-name="T1"> is the process of automatically starting other job(s) after the execution of a job. This approach lets you build </text:span><text:span text:style-name="Strong_20_Emphasis"><text:span text:style-name="T2">multi-step build pipelines</text:span></text:span><text:span text:style-name="T1"> or trigger the rebuild of a project if one of its dependencies is updated.</text:span></text:p>
      <text:p text:style-name="P3"> </text:p>
      <text:p text:style-name="P2"><text:span text:style-name="Strong_20_Emphasis"><text:span text:style-name="T2">Jenkins Interview Questions # 10) What is a Jenkins pipeline?</text:span></text:span></text:p>
      <text:p text:style-name="P2"><text:span text:style-name="T1">Answer # The </text:span><text:span text:style-name="Strong_20_Emphasis"><text:span text:style-name="T2">Jenkins Pipeline plugin</text:span></text:span><text:span text:style-name="T1"> is a game changer for Jenkins users. Based on a </text:span><text:span text:style-name="Emphasis"><text:span text:style-name="T3">Domain Specific Language (DSL)</text:span></text:span><text:span text:style-name="T1"> in Groovy, the Pipeline plugin makes pipelines scriptable and it is an incredibly powerful way to develop complex, multi-step </text:span><text:span text:style-name="Strong_20_Emphasis"><text:span text:style-name="T2">DevOps pipelines</text:span></text:span><text:span text:style-name="T1">.</text:span></text:p>
      <text:h text:style-name="P16" text:outline-level="3">Jenkins Interview Questions And Answers For Experienced</text:h>
      <text:p text:style-name="P2"><text:span text:style-name="Strong_20_Emphasis"><text:span text:style-name="T2">Jenkins Interview Questions # 11) What is a DSL </text:span></text:span><text:span text:style-name="T1">Jenkins</text:span><text:span text:style-name="Strong_20_Emphasis"><text:span text:style-name="T2">?</text:span></text:span></text:p>
      <text:p text:style-name="P4">Answer # The Jenkins “Job DSL / Plugin” is made up of two parts: The Domain Specific Language (DSL) itself that allows users to describe jobs using a Groovy-based language, and a Jenkins plugin which manages the scripts and the updating of the Jenkins jobs which are created and maintained as a result.</text:p>
      <text:p text:style-name="P3"> </text:p>
      <text:p text:style-name="P2"><text:span text:style-name="Strong_20_Emphasis"><text:span text:style-name="T2">Jenkins Interview Questions # 12) What is continuous integration and deployment?</text:span></text:span></text:p>
      <text:p text:style-name="P2"><text:span text:style-name="T1">Answer # </text:span><text:span text:style-name="Strong_20_Emphasis"><text:span text:style-name="T2">Continuous Integration (CI)</text:span></text:span><text:span text:style-name="T1"> is a development practice that requires developers to integrate code into a shared repository several times a day. Each check-in is then verified by an automated build, allowing teams to detect problems early.</text:span></text:p>
      <text:p text:style-name="P3"> </text:p>
      <text:p text:style-name="P2"><text:span text:style-name="Strong_20_Emphasis"><text:span text:style-name="T2">Jenkins Interview Questions # 13) What is the tool used for provisioning and configuration?</text:span></text:span></text:p>
      <text:p text:style-name="P4">Answer # Ansible is an agent-less configuration management as well as orchestration tool. In Ansible, the configuration modules are called “Playbooks”. Like other tools, Ansible can be used for cloud provisioning.</text:p>
      <text:p text:style-name="P3"> </text:p>
      <text:p text:style-name="P2"><text:soft-page-break/><text:span text:style-name="Strong_20_Emphasis"><text:span text:style-name="T2">Jenkins Interview Questions # 14) What is the difference between Maven, Ant </text:span></text:span><text:span text:style-name="T1">and</text:span><text:span text:style-name="Strong_20_Emphasis"><text:span text:style-name="T1"> </text:span></text:span><text:span text:style-name="Strong_20_Emphasis"><text:span text:style-name="T2">Jenkins?</text:span></text:span></text:p>
      <text:p text:style-name="P4">Answer # Maven and ANT are build tool but main difference is that maven also provides dependency management, standard project layout and project management. On difference between Maven, ANT and Jenkins, later is a continuous integration tool which is much more than build tool.</text:p>
      <text:p text:style-name="P3"> </text:p>
      <text:p text:style-name="P2"><text:span text:style-name="Strong_20_Emphasis"><text:span text:style-name="T2">Jenkins Interview Questions # 15) Which SCM tools Jenkins supports?</text:span></text:span></text:p>
      <text:p text:style-name="P4">Answer # Jenkins supports version control tools, including AccuRev, CVS, Subversion, Git, Mercurial, Perforce, ClearCase and RTC, and can execute Apache Ant, Apache Maven and sbt based projects as well as arbitrary shell scripts and Windows batch commands.</text:p>
      <text:h text:style-name="P16" text:outline-level="3">Jenkins Interview Questions For Testers</text:h>
      <text:p text:style-name="P2"><text:span text:style-name="Strong_20_Emphasis"><text:span text:style-name="T2">Jenkins Interview Questions # 16) How schedule a build in Jenkins?</text:span></text:span></text:p>
      <text:p text:style-name="P4">Answer # In Jenkins, under the job configuration we can define various build triggers. Simple find the ‘Build Triggers’ section, and check the ‘ Build Periodically’ checkbox. With the periodically build you can schedule the build definition by the date or day of the week and the time to execute the build.</text:p>
      <text:p text:style-name="P4">The format of the ‘Schedule’ textbox is as follows:</text:p>
      <text:p text:style-name="P4">MINUTE (0-59), HOUR (0-23), DAY (1-31), MONTH (1-12), DAY OF THE WEEK (0-7)</text:p>
      <text:p text:style-name="P3"> </text:p>
      <text:p text:style-name="P2"><text:span text:style-name="Strong_20_Emphasis"><text:span text:style-name="T2">Jenkins Interview Questions # 17) Why do we use Pipelines in Jenkins?</text:span></text:span></text:p>
      <text:p text:style-name="P4">Answer # Pipeline adds a powerful set of automation tools onto Jenkins, supporting use cases that span from simple continuous integration to comprehensive continuous delivery pipelines. By modeling a series of related tasks, users can take advantage of the many features of Pipeline:</text:p>
      <text:list xml:id="list8254909394121828021" text:style-name="L3">
        <text:list-item>
          <text:p text:style-name="P7">Code: Pipelines are implemented in code and typically checked into source control, giving teams the ability to edit, review, and iterate upon their delivery pipeline.</text:p>
        </text:list-item>
        <text:list-item>
          <text:p text:style-name="P12">Durable: Pipelines can survive both planned and unplanned restarts of the Jenkins master.</text:p>
        </text:list-item>
        <text:list-item>
          <text:p text:style-name="P12">Pausable: Pipelines can optionally stop and wait for human input or approval before continuing the Pipeline run.</text:p>
        </text:list-item>
        <text:list-item>
          <text:p text:style-name="P12">Versatile: Pipelines support complex real-world continuous delivery requirements, including the ability to fork/join, loop, and perform work in parallel.</text:p>
        </text:list-item>
        <text:list-item>
          <text:p text:style-name="P12">Extensible: The Pipeline plugin supports custom extensions to its DSL and multiple options for integration with other plugins.</text:p>
        </text:list-item>
      </text:list>
      <text:p text:style-name="P2"><text:span text:style-name="Strong_20_Emphasis"><text:span text:style-name="T2">Jenkins Interview Questions # 18) What is a </text:span></text:span><text:span text:style-name="T1">Jenkinsfile</text:span><text:span text:style-name="Strong_20_Emphasis"><text:span text:style-name="T2">?</text:span></text:span></text:p>
      <text:p text:style-name="P4">Answer # A Jenkinsfile is a text file that contains the definition of a Jenkins Pipeline and is checked into source control.</text:p>
      <text:p text:style-name="P4"><text:soft-page-break/>Creating a Jenkinsfile, which is checked into source control, provides a number of immediate benefits:</text:p>
      <text:list xml:id="list4215307767280391156" text:style-name="L4">
        <text:list-item>
          <text:p text:style-name="P8">Code review/iteration on the Pipeline</text:p>
        </text:list-item>
        <text:list-item>
          <text:p text:style-name="P13">Audit trail for the Pipeline</text:p>
        </text:list-item>
        <text:list-item>
          <text:p text:style-name="P13">Single source of truth for the Pipeline, which can be viewed and edited by multiple members of the project.</text:p>
        </text:list-item>
      </text:list>
      <text:p text:style-name="P2"><text:span text:style-name="Strong_20_Emphasis"><text:span text:style-name="T2">Jenkins Interview Questions # 19) How do you create Multibranch Pipeline in Jenkins?</text:span></text:span></text:p>
      <text:p text:style-name="P4">Answer # The Multibranch Pipeline project type enables you to implement different Jenkinsfiles for different branches of the same project. In a Multibranch Pipeline project, Jenkins automatically discovers, manages and executes Pipelines for branches which contain a Jenkinsfile in source control.</text:p>
      <text:p text:style-name="P3"> </text:p>
      <text:p text:style-name="P2"><text:span text:style-name="Strong_20_Emphasis"><text:span text:style-name="T2">Jenkins Interview Questions # 20) What is </text:span></text:span><text:span text:style-name="T1">blue ocean</text:span><text:span text:style-name="Strong_20_Emphasis"><text:span text:style-name="T1"> </text:span></text:span><text:span text:style-name="Strong_20_Emphasis"><text:span text:style-name="T2">in Jenkins?</text:span></text:span></text:p>
      <text:p text:style-name="P4">Answer # Blue Ocean is a project that rethinks the user experience of Jenkins, modelling and presenting the process of software delivery by surfacing information that’s important to development teams with as few clicks as possible, while still staying true to the extensibility that is core to Jenkins.</text:p>
      <text:p text:style-name="P3"> </text:p>
      <text:p text:style-name="P2"><text:span text:style-name="Strong_20_Emphasis"><text:span text:style-name="T2">Jenkins Interview Questions # 21) What are the important plugins in Jenkins?</text:span></text:span></text:p>
      <text:p text:style-name="P2"><text:span text:style-name="T1">Answers # Here is the list of some important </text:span><text:span text:style-name="Strong_20_Emphasis"><text:span text:style-name="T2">Plugins in Jenkins</text:span></text:span><text:span text:style-name="T1">:</text:span></text:p>
      <text:list xml:id="list5438614179250270012" text:style-name="L5">
        <text:list-item>
          <text:p text:style-name="P9">Maven 2 project</text:p>
        </text:list-item>
        <text:list-item>
          <text:p text:style-name="P14">Git</text:p>
        </text:list-item>
        <text:list-item>
          <text:p text:style-name="P14">Amazon EC2</text:p>
        </text:list-item>
        <text:list-item>
          <text:p text:style-name="P14">HTML publisher</text:p>
        </text:list-item>
        <text:list-item>
          <text:p text:style-name="P14">Copy artifact</text:p>
        </text:list-item>
        <text:list-item>
          <text:p text:style-name="P14">Join</text:p>
        </text:list-item>
        <text:list-item>
          <text:p text:style-name="P14">Green Balls</text:p>
        </text:list-item>
      </text:list>
      <text:p text:style-name="P3"> </text:p>
      <text:p text:style-name="P2"><text:span text:style-name="Strong_20_Emphasis"><text:span text:style-name="T2">Jenkins Interview Questions # 22) What are Jobs in Jenkins?</text:span></text:span></text:p>
      <text:p text:style-name="P2"><text:span text:style-name="T1">Answer # </text:span><text:span text:style-name="Strong_20_Emphasis"><text:span text:style-name="T2">Jenkins</text:span></text:span><text:span text:style-name="T1"> can be used to perform the typical build server work, such as doing continuous/official/nightly builds, run tests, or perform some repetitive batch tasks. This is called “</text:span><text:span text:style-name="Strong_20_Emphasis"><text:span text:style-name="T2">free-style software project</text:span></text:span><text:span text:style-name="T1">” in Jenkins.</text:span></text:p>
      <text:p text:style-name="P3"> </text:p>
      <text:p text:style-name="P2"><text:span text:style-name="Strong_20_Emphasis"><text:span text:style-name="T2">Jenkins Interview Questions # 23) How do you create a Job in Jenkins?</text:span></text:span></text:p>
      <text:p text:style-name="P2"><text:span text:style-name="T1">Answer # Go to </text:span><text:span text:style-name="Strong_20_Emphasis"><text:span text:style-name="T2">Jenkins</text:span></text:span><text:span text:style-name="T1"> top page, select “New Job”, then choose “Build a free-style software project”. This job type consists of the following elements:</text:span></text:p>
      <text:p text:style-name="P2"><text:span text:style-name="T1">optional </text:span><text:span text:style-name="Strong_20_Emphasis"><text:span text:style-name="T2">SCM</text:span></text:span><text:span text:style-name="T1">, such as</text:span><text:span text:style-name="Strong_20_Emphasis"><text:span text:style-name="T1"> </text:span></text:span><text:span text:style-name="Strong_20_Emphasis"><text:span text:style-name="T2">CVS</text:span></text:span><text:span text:style-name="T1"> or </text:span><text:span text:style-name="Strong_20_Emphasis"><text:span text:style-name="T2">Subversion</text:span></text:span><text:span text:style-name="T1"> where your source code resides.<text:line-break/>optional triggers to control when Jenkins will perform builds.</text:span></text:p>
      <text:p text:style-name="P2"><text:span text:style-name="T1">some sort of build script that performs the build </text:span><text:span text:style-name="Strong_20_Emphasis"><text:span text:style-name="T2">(ant, maven, shell script, batch file</text:span></text:span><text:span text:style-name="T1">, etc.) where the real work happens optional steps to collect </text:span><text:soft-page-break/><text:span text:style-name="T1">information out of the build, such as archiving the artifacts and/or recording javadoc and test results.</text:span></text:p>
      <text:p text:style-name="P4">optional steps to notify other people/systems with the build result, such as sending e-mails, IMs, updating issue tracker, etc.</text:p>
      <text:p text:style-name="P3"> </text:p>
      <text:p text:style-name="P2"><text:span text:style-name="Strong_20_Emphasis"><text:span text:style-name="T2">Jenkins Interview Questions # 24) How do you configuring automatic builds in Jenkins?</text:span></text:span></text:p>
      <text:p text:style-name="P2"><text:span text:style-name="T1">Answer # </text:span><text:span text:style-name="Strong_20_Emphasis"><text:span text:style-name="T2">Builds in Jenkins</text:span></text:span><text:span text:style-name="T1"> can be triggered periodically (on a schedule, specified in configuration), or when source changes in the project have been detected, or they can be automatically triggered by requesting the URL:</text:span></text:p>
      <text:p text:style-name="P4">http://YOURHOST/jenkins/job/PROJECTNAME/build</text:p>
      <text:p text:style-name="P3"> </text:p>
      <text:p text:style-name="P2"><text:span text:style-name="Strong_20_Emphasis"><text:span text:style-name="T2">Jenkins Interview Questions # 25) How to create a backup and copy files in Jenkins?</text:span></text:span></text:p>
      <text:p text:style-name="P2"><text:span text:style-name="T1">Answer # To create a backup, all you need to do is to periodically back up your </text:span><text:span text:style-name="Strong_20_Emphasis"><text:span text:style-name="T2">JENKINS_HOME</text:span></text:span><text:span text:style-name="T1"> directory. This contains all of your build jobs configurations, your slave node configurations, and your build history. To create a back-up of your Jenkins setup, just copy this directory.</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rriweather" svg:font-family="Merriweather, Georgia,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3T20:19:41.903117600</meta:creation-date>
    <dc:date>2018-03-03T20:20:02.000083270</dc:date>
    <meta:editing-duration>PT22S</meta:editing-duration>
    <meta:editing-cycles>1</meta:editing-cycles>
    <meta:document-statistic meta:table-count="0" meta:image-count="0" meta:object-count="0" meta:page-count="6" meta:paragraph-count="130" meta:word-count="1824" meta:character-count="11167" meta:non-whitespace-character-count="9479"/>
    <meta:generator>LibreOffice/5.1.6.2$Linux_X86_64 LibreOffice_project/10m0$Build-2</meta:generator>
  </office:meta>
</office:document-meta>
</file>